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ICAL notes</text:p>
      <text:p text:style-name="P1"/>
      <text:p text:style-name="P2">SAGA</text:p>
      <text:list xml:id="list1962011085" text:style-name="L1">
        <text:list-item>
          <text:p text:style-name="P3">standardized API for developing distributed applications that can run on grid and cloud infrastructure.</text:p>
        </text:list-item>
        <text:list-item>
          <text:p text:style-name="P3">Emphasis on :</text:p>
          <text:list>
            <text:list-item>
              <text:p text:style-name="P3">job handling</text:p>
            </text:list-item>
            <text:list-item>
              <text:p text:style-name="P3">monitoring</text:p>
            </text:list-item>
            <text:list-item>
              <text:p text:style-name="P3">file transfer/management</text:p>
            </text:list-item>
          </text:list>
        </text:list-item>
        <text:list-item>
          <text:p text:style-name="P3">Goals</text:p>
          <text:list>
            <text:list-item>
              <text:p text:style-name="P3">Uniform access to distributed computing infrastructures and middleware</text:p>
            </text:list-item>
            <text:list-item>
              <text:p text:style-name="P3">Stable programming interface for distributed applications/frameworks/tool develop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hil Shenoy</meta:initial-creator>
    <meta:creation-date>2014-05-27T21:13:23</meta:creation-date>
    <dc:date>2014-05-28T00:11:42</dc:date>
    <dc:creator>Nikhil Shenoy</dc:creator>
    <meta:editing-duration>PT2H3M12S</meta:editing-duration>
    <meta:editing-cycles>1</meta:editing-cycles>
    <meta:document-statistic meta:table-count="0" meta:image-count="0" meta:object-count="0" meta:page-count="1" meta:paragraph-count="10" meta:word-count="49" meta:character-count="347" meta:non-whitespace-character-count="316"/>
    <meta:generator>LibreOffice/3.5$Linux_X86_64 LibreOffice_project/350m1$Build-2</meta:generator>
  </office:meta>
</office:document-meta>
</file>